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72291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mmitte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xcode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09</text:p>
          </table:table-cell>
          <table:table-cell office:value-type="string" table:style-name="ce1">
            <text:p>Personn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52</text:p>
          </table:table-cell>
          <table:table-cell office:value-type="string" table:style-name="ce1">
            <text:p>Arts Facul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51</text:p>
          </table:table-cell>
          <table:table-cell office:value-type="string" table:style-name="ce1">
            <text:p>Cul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52</text:p>
          </table:table-cell>
          <table:table-cell office:value-type="string" table:style-name="ce1">
            <text:p>Cul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53</text:p>
          </table:table-cell>
          <table:table-cell office:value-type="string" table:style-name="ce1">
            <text:p>Cul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54</text:p>
          </table:table-cell>
          <table:table-cell office:value-type="string" table:style-name="ce1">
            <text:p>Cul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788</text:p>
          </table:table-cell>
          <table:table-cell office:value-type="string" table:style-name="ce1">
            <text:p>Science Facul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87</text:p>
          </table:table-cell>
          <table:table-cell office:value-type="string" table:style-name="ce1">
            <text:p>Course Plan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99</text:p>
          </table:table-cell>
          <table:table-cell office:value-type="string" table:style-name="ce1">
            <text:p>Computer Policy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committee" table:cell-range-address="committee.$A$1:committee.$B$10" table:base-cell-address="committe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tarina Asplund</meta:initial-creator>
    <dc:creator>Katarina Asplund</dc:creator>
    <meta:creation-date>2014-04-15T06:56:09Z</meta:creation-date>
    <dc:date>2014-04-15T06:56:09Z</dc:date>
  </office:meta>
</office:document-meta>
</file>